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anual</text:title></text:p>
      <text:p text:style-name="OrgTitle"/>
      <text:h text:style-name="Heading_20_1" text:outline-level="1" text:is-list-header="false">
<text:bookmark-start text:name="OrgXref.org4393933"/>
<text:bookmark text:name="org4393933"/>Welcome to the Jungle
<text:bookmark-end text:name="OrgXref.org4393933"/></text:h>
      <text:p text:style-name="Text_20_body">A JavaScript pixel art RPG<text:line-break/></text:p>
      <text:h text:style-name="Heading_20_2" text:outline-level="2" text:is-list-header="false">
<text:bookmark-start text:name="OrgXref.orge6fa1dc"/>
<text:bookmark text:name="orge6fa1dc"/>Usage
<text:bookmark-end text:name="OrgXref.orge6fa1dc"/></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application</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a524c32"/>
<text:bookmark text:name="orga524c32"/>Motivation
<text:bookmark-end text:name="OrgXref.orga524c32"/></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8bc0d6c"/>
<text:bookmark text:name="org8bc0d6c"/>Technology Used
<text:bookmark-end text:name="OrgXref.org8bc0d6c"/></text:h>
      <text:list text:style-name="OrgNumberedList" text:continue-numbering="false">
        <text:list-item>
          <text:p text:style-name="Text_20_body">JavaScript (obviously)<text:line-break/>Some of the code makes use of jQuery as well.<text:line-break/></text:p>
        </text:list-item>
        <text:list-item>
          <text:p text:style-name="Text_20_body">Git<text:line-break/>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list-item>
      </text:list>
      <text:h text:style-name="Heading_20_2" text:outline-level="2" text:is-list-header="false">
<text:bookmark-start text:name="OrgXref.org892a7b7"/>
<text:bookmark text:name="org892a7b7"/>A note about this document
<text:bookmark-end text:name="OrgXref.org892a7b7"/></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1:02:51</dc:date>
    <meta:creation-date>2022-07-05T11:02:51</meta:creation-date>
    <meta:generator>Emacs 28.1.50 (Org mode 9.6)</meta:generator>
    <meta:keyword/>
    <dc:subject/>
    <dc:title>Manual</dc:title>
  </office:meta>
</office:document-meta>
</file>